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itorGraph.setThread( boolean 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Graph.setHealth( boolean heal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Graph.setCpu( boolean cp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Graph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Graph.MonitorGraph( MonitorAccum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nitorGraph.paintComponent( Graphics 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onitorGraph.mouseEnter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nitorGraph.mouseClick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nitorGraph.setLoad( boolean 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Graph.mousePress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nitorGraph.updateGui( final MonitorModel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nitorGraph.drawSample( int x , MonitorModel model , Graphics g , MonitorModel las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0">
            <text:p text:style-name="Table_20_Contents">4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MonitorGraph.mouseExit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nitorGraph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nitorGraph.setMem( boolean m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Graph.update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Graph.MonitorGrap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nitorGraph.mouseReleas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